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LobStreamingResultSetExtractor.handleMultipleRows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LobStreamingResultSetExtractor.handleNoRow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LobStreamingResultSetExtractor.extractData( ResultSet 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